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A900000296124DC95CAFAB30E0.png" manifest:media-type="image/png"/>
  <manifest:file-entry manifest:full-path="Pictures/1000000000000421000003192C529E3C6725A439.jpg" manifest:media-type="image/jpeg"/>
  <manifest:file-entry manifest:full-path="Pictures/1000020100000330000004208ED2E89B9A29EDA4.png" manifest:media-type="image/png"/>
  <manifest:file-entry manifest:full-path="Pictures/100000000000042100000319D1332304A12891E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nux Biolinum" svg:font-family="'Linux Biolinum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ature_5f_Illustration-title">
      <style:graphic-properties fo:min-height="4.963cm"/>
    </style:style>
    <style:style style:name="pr2" style:family="presentation" style:parent-style-name="Nature_5f_Illustration-subtitle">
      <style:graphic-properties draw:fill-color="#ffffff" fo:min-height="2.693cm"/>
    </style:style>
    <style:style style:name="pr3" style:family="presentation" style:parent-style-name="Nature_5f_Illustration-notes">
      <style:graphic-properties draw:fill-color="#ffffff" draw:auto-grow-height="true" fo:min-height="13.364cm"/>
    </style:style>
    <style:style style:name="pr4" style:family="presentation" style:parent-style-name="Nature_5f_Illustration1-title">
      <style:graphic-properties fo:min-height="3.506cm"/>
    </style:style>
    <style:style style:name="pr5" style:family="presentation" style:parent-style-name="Nature_5f_Illustration1-outline1">
      <style:graphic-properties fo:min-height="13.236cm"/>
    </style:style>
    <style:style style:name="pr6" style:family="presentation" style:parent-style-name="Nature_5f_Illustration1-notes">
      <style:graphic-properties draw:fill-color="#ffffff" draw:auto-grow-height="true" fo:min-height="13.364cm"/>
    </style:style>
    <style:style style:name="pr7" style:family="presentation" style:parent-style-name="Nature_5f_Illustration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layer="layout" svg:width="24.799cm" svg:height="4.963cm" svg:x="0.8cm" svg:y="4.8cm" presentation:class="title">
          <draw:text-box>
            <text:p>Käyttöopas MX Linux 18 -jakelusta</text:p>
          </draw:text-box>
        </draw:frame>
        <draw:frame presentation:style-name="pr2" draw:text-style-name="P1" draw:layer="layout" svg:width="14.399cm" svg:height="2.693cm" svg:x="11.201cm" svg:y="10.707cm" presentation:class="subtitle">
          <draw:text-box>
            <text:p>Iiro Aarni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unnitelma</text:p>
          </draw:text-box>
        </draw:frame>
        <draw:frame presentation:style-name="pr5" draw:layer="layout" svg:width="25.199cm" svg:height="13.486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14.35cm" svg:height="18.571cm" svg:x="6.096cm" svg:y="4.543cm">
          <draw:image xlink:href="Pictures/1000020100000330000004208ED2E89B9A29EDA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teutunut</text:p>
          </draw:text-box>
        </draw:frame>
        <draw:frame presentation:style-name="pr5" draw:layer="layout" svg:width="25.199cm" svg:height="13.486cm" svg:x="1.4cm" svg:y="4.914cm" presentation:class="outline" presentation:placeholder="true">
          <draw:text-box/>
        </draw:frame>
        <draw:frame draw:style-name="gr2" draw:text-style-name="P2" draw:layer="layout" svg:width="19.489cm" svg:height="14.187cm" svg:x="1.847cm" svg:y="4.914cm">
          <draw:image xlink:href="Pictures/10000201000002A900000296124DC95CAFAB30E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nux Biolinum" svg:font-family="'Linux Biolinum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2C529E3C6725A439.jpg" xlink:type="simple" xlink:show="embed" xlink:actuate="onLoad"/>
    <draw:fill-image draw:name="background" xlink:href="Pictures/100000000000042100000319D1332304A12891E8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Linux Biolinum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5T08:41:14.203686046</meta:creation-date>
    <meta:editing-duration>PT15M44S</meta:editing-duration>
    <meta:editing-cycles>2</meta:editing-cycles>
    <meta:generator>LibreOffice/6.2.5.2$Linux_X86_64 LibreOffice_project/20$Build-2</meta:generator>
    <dc:title>Nature Illustration</dc:title>
    <dc:date>2019-08-05T08:56:58.332317850</dc:date>
    <meta:document-statistic meta:object-count="46"/>
  </office:meta>
</office:document-meta>
</file>